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00000005575F65E2A.png" manifest:media-type="image/png"/>
  <manifest:file-entry manifest:full-path="Pictures/100011840000129100000C006983CA25.svg" manifest:media-type="image/svg+xml"/>
  <manifest:file-entry manifest:full-path="Pictures/10000001000000630000003B12FE909B.png" manifest:media-type="image/png"/>
  <manifest:file-entry manifest:full-path="Pictures/10000DEF000013B50000077196C89AB4.svg" manifest:media-type="image/svg+xml"/>
  <manifest:file-entry manifest:full-path="Pictures/100012FD000013B800000C6995169292.svg" manifest:media-type="image/svg+xml"/>
  <manifest:file-entry manifest:full-path="Pictures/10000001000000BF000000F4713ED8D5.png" manifest:media-type="image/png"/>
  <manifest:file-entry manifest:full-path="Pictures/10000001000000C700000048E5EE5DB4.png" manifest:media-type="image/png"/>
  <manifest:file-entry manifest:full-path="Pictures/10000C01000008F700000611F1E10927.svg" manifest:media-type="image/svg+xml"/>
  <manifest:file-entry manifest:full-path="Pictures/10000001000000500000003B71C1076A.png" manifest:media-type="image/png"/>
  <manifest:file-entry manifest:full-path="Pictures/10000001000000570000003B615424DB.png" manifest:media-type="image/png"/>
  <manifest:file-entry manifest:full-path="Pictures/10000001000000BF00000048993FE7CF.png" manifest:media-type="image/png"/>
  <manifest:file-entry manifest:full-path="Pictures/10000B7600000A35000006126504E5C4.svg" manifest:media-type="image/svg+xml"/>
  <manifest:file-entry manifest:full-path="Pictures/10001BE7000013B5000019398DF7EA71.svg" manifest:media-type="image/svg+xml"/>
  <manifest:file-entry manifest:full-path="Pictures/100000010000009D0000004894C7536C.png" manifest:media-type="image/png"/>
  <manifest:file-entry manifest:full-path="Pictures/10000EE000001093000008D2FE797747.svg" manifest:media-type="image/svg+xml"/>
  <manifest:file-entry manifest:full-path="Pictures/100000010000009B00000059AFF55DF1.png" manifest:media-type="image/png"/>
  <manifest:file-entry manifest:full-path="Pictures/10000C4200000845000006106B8D5014.svg" manifest:media-type="image/svg+xml"/>
  <manifest:file-entry manifest:full-path="Pictures/10002009000013B700001E0E94FFDB83.svg" manifest:media-type="image/svg+xml"/>
  <manifest:file-entry manifest:full-path="Pictures/10000001000000BF00000123D9FF3ABB.png" manifest:media-type="image/png"/>
  <manifest:file-entry manifest:full-path="Pictures/10000D6400000CDE00000772D3F46E2D.svg" manifest:media-type="image/svg+xml"/>
  <manifest:file-entry manifest:full-path="Pictures/10000001000000A1000000E047BE9A93.png" manifest:media-type="image/png"/>
  <manifest:file-entry manifest:full-path="Pictures/100000010000007D00000048BA658D64.png" manifest:media-type="image/png"/>
  <manifest:file-entry manifest:full-path="Pictures/10001C9D000010A10000172984776000.svg" manifest:media-type="image/svg+xml"/>
  <manifest:file-entry manifest:full-path="Pictures/100000010000009600000048E8EE579F.png" manifest:media-type="image/png"/>
  <manifest:file-entry manifest:full-path="Pictures/10000001000000B400000074375FBE8F.png" manifest:media-type="image/png"/>
  <manifest:file-entry manifest:full-path="Pictures/10000001000000BF00000078E32D30D1.png" manifest:media-type="image/png"/>
  <manifest:file-entry manifest:full-path="Pictures/10000001000000B3000000E0B2398813.png" manifest:media-type="image/png"/>
  <manifest:file-entry manifest:full-path="Pictures/100014EF0000118A00000F294E4265F0.svg" manifest:media-type="image/svg+xml"/>
  <manifest:file-entry manifest:full-path="Pictures/10000001000000AA0000009320EA3FDA.png" manifest:media-type="image/png"/>
  <manifest:file-entry manifest:full-path="Pictures/10000DBB0000149000000773AB51609C.svg" manifest:media-type="image/svg+xml"/>
  <manifest:file-entry manifest:full-path="Pictures/10000D6800000F85000007711F6F060B.svg" manifest:media-type="image/svg+xml"/>
  <manifest:file-entry manifest:full-path="Pictures/10000EF80000108900000A3332410D28.svg" manifest:media-type="image/svg+xml"/>
  <manifest:file-entry manifest:full-path="Pictures/10001C03000012770000172721179FD1.svg" manifest:media-type="image/svg+xml"/>
  <manifest:file-entry manifest:full-path="Pictures/10000001000000A000000063FF071AE3.png" manifest:media-type="image/png"/>
  <manifest:file-entry manifest:full-path="Pictures/10000F7700000FFC0000093CFAE3E2BD.svg" manifest:media-type="image/svg+xml"/>
  <manifest:file-entry manifest:full-path="Pictures/10000D9A0000103A0000077225301EE9.svg" manifest:media-type="image/svg+xml"/>
  <manifest:file-entry manifest:full-path="Pictures/10000001000000A00000006374953816.png" manifest:media-type="image/png"/>
  <manifest:file-entry manifest:full-path="Pictures/10000F0F0000108900000A337727B29E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Inheritance">
      <style:graphic-properties draw:textarea-vertical-align="middle" loext:decorative="false"/>
    </style:style>
    <style:style style:name="gr3" style:family="graphic" style:parent-style-name="Implementation">
      <style:graphic-properties draw:textarea-vertical-align="middle" loext:decorative="false"/>
    </style:style>
    <style:style style:name="gr4" style:family="graphic" style:parent-style-name="Dependency">
      <style:graphic-properties draw:textarea-vertical-align="middle" loext:decorative="false"/>
    </style:style>
    <style:style style:name="gr5" style:family="graphic" style:parent-style-name="_28_Continuation_29__20_Dash">
      <style:graphic-properties draw:textarea-vertical-align="middle" loext:decorative="false"/>
    </style:style>
    <style:style style:name="gr6" style:family="graphic" style:parent-style-name="standard">
      <style:graphic-properties draw:stroke="none" draw:fill-color="#ffffff" draw:opacity="1%" draw:textarea-horizontal-align="justify" draw:textarea-vertical-align="middle" draw:auto-grow-height="false" fo:min-height="0cm" fo:min-width="0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ffffff" draw:fill="solid" draw:fill-color="#ffffff" loext:fill-use-slide-background="false" draw:textarea-horizontal-align="justify" draw:textarea-vertical-align="middle" draw:auto-grow-height="false" fo:min-height="0cm" fo:min-width="0cm" draw:shadow="hidden" loext:decorative="false"/>
    </style:style>
    <style:style style:name="gr9" style:family="graphic" style:parent-style-name="standard">
      <style:graphic-properties draw:stroke="solid" svg:stroke-width="0.021cm" svg:stroke-color="#000000" draw:marker-start-width="0.231cm" draw:marker-end-width="0.231cm" draw:fill-color="#ffffff" draw:textarea-horizontal-align="justify" draw:textarea-vertical-align="middle" draw:auto-grow-height="false" fo:min-height="0.104cm" fo:min-width="0cm" fo:padding-top="0.135cm" fo:padding-bottom="0.135cm" fo:padding-left="0.26cm" fo:padding-right="0.26cm" draw:shadow="hidden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 draw:opacity="1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cm" svg:height="6cm" svg:x="21.5cm" svg:y="8cm">
          <draw:image xlink:href="Pictures/10001C9D000010A10000172984776000.svg" xlink:type="simple" xlink:show="embed" xlink:actuate="onLoad" draw:mime-type="image/svg+xml">
            <text:p/>
          </draw:image>
          <draw:image xlink:href="Pictures/10000001000000A1000000E047BE9A93.png" xlink:type="simple" xlink:show="embed" xlink:actuate="onLoad" draw:mime-type="image/png"/>
        </draw:frame>
        <draw:frame draw:style-name="gr1" draw:text-style-name="P1" xml:id="id1" draw:id="id1" draw:layer="layout" svg:width="5cm" svg:height="7.5cm" svg:x="21cm" svg:y="15cm">
          <draw:image xlink:href="Pictures/10002009000013B700001E0E94FFDB83.svg" xlink:type="simple" xlink:show="embed" xlink:actuate="onLoad" draw:mime-type="image/svg+xml">
            <text:p/>
          </draw:image>
          <draw:image xlink:href="Pictures/10000001000000BF00000123D9FF3ABB.png" xlink:type="simple" xlink:show="embed" xlink:actuate="onLoad" draw:mime-type="image/png"/>
          <draw:glue-point draw:id="4" svg:x="-4cm" svg:y="5cm"/>
        </draw:frame>
        <draw:frame draw:style-name="gr1" draw:text-style-name="P1" xml:id="id12" draw:id="id12" draw:layer="layout" svg:width="2cm" svg:height="1.5cm" svg:x="9.5cm" svg:y="15cm">
          <draw:image xlink:href="Pictures/10000C4200000845000006106B8D5014.svg" xlink:type="simple" xlink:show="embed" xlink:actuate="onLoad" draw:mime-type="image/svg+xml">
            <text:p/>
          </draw:image>
          <draw:image xlink:href="Pictures/10000001000000500000003B71C1076A.png" xlink:type="simple" xlink:show="embed" xlink:actuate="onLoad" draw:mime-type="image/png"/>
        </draw:frame>
        <draw:frame draw:style-name="gr1" draw:text-style-name="P1" xml:id="id18" draw:id="id18" draw:layer="layout" svg:width="5cm" svg:height="6.5cm" svg:x="10.5cm" svg:y="21.5cm">
          <draw:image xlink:href="Pictures/10001BE7000013B5000019398DF7EA71.svg" xlink:type="simple" xlink:show="embed" xlink:actuate="onLoad" draw:mime-type="image/svg+xml">
            <text:p/>
          </draw:image>
          <draw:image xlink:href="Pictures/10000001000000BF000000F4713ED8D5.png" xlink:type="simple" xlink:show="embed" xlink:actuate="onLoad" draw:mime-type="image/png"/>
        </draw:frame>
        <draw:frame draw:style-name="gr1" draw:text-style-name="P1" xml:id="id3" draw:id="id3" draw:layer="layout" svg:width="3cm" svg:height="2cm" svg:x="22cm" svg:y="5cm">
          <draw:image xlink:href="Pictures/10000D6400000CDE00000772D3F46E2D.svg" xlink:type="simple" xlink:show="embed" xlink:actuate="onLoad" draw:mime-type="image/svg+xml">
            <text:p/>
          </draw:image>
          <draw:image xlink:href="Pictures/100000010000007D00000048BA658D64.png" xlink:type="simple" xlink:show="embed" xlink:actuate="onLoad" draw:mime-type="image/png"/>
          <draw:glue-point draw:id="4" svg:x="-5cm" svg:y="-2.5cm"/>
          <draw:glue-point draw:id="5" svg:x="-5cm" svg:y="2.5cm"/>
        </draw:frame>
        <draw:frame draw:style-name="gr1" draw:text-style-name="P1" xml:id="id5" draw:id="id5" draw:layer="layout" svg:width="4.5cm" svg:height="2cm" svg:x="29cm" svg:y="5cm">
          <draw:image xlink:href="Pictures/10000DEF000013B50000077196C89AB4.svg" xlink:type="simple" xlink:show="embed" xlink:actuate="onLoad" draw:mime-type="image/svg+xml">
            <text:p/>
          </draw:image>
          <draw:image xlink:href="Pictures/10000001000000BF00000048993FE7CF.png" xlink:type="simple" xlink:show="embed" xlink:actuate="onLoad" draw:mime-type="image/png"/>
        </draw:frame>
        <draw:frame draw:style-name="gr1" draw:text-style-name="P1" xml:id="id8" draw:id="id8" draw:layer="layout" svg:width="2cm" svg:height="1.5cm" svg:x="9.5cm" svg:y="8cm">
          <draw:image xlink:href="Pictures/10000C01000008F700000611F1E10927.svg" xlink:type="simple" xlink:show="embed" xlink:actuate="onLoad" draw:mime-type="image/svg+xml">
            <text:p/>
          </draw:image>
          <draw:image xlink:href="Pictures/10000001000000570000003B615424DB.png" xlink:type="simple" xlink:show="embed" xlink:actuate="onLoad" draw:mime-type="image/png"/>
        </draw:frame>
        <draw:frame draw:style-name="gr1" draw:text-style-name="P2" xml:id="id13" draw:id="id13" draw:layer="layout" svg:width="3cm" svg:height="1.5cm" svg:x="9cm" svg:y="18cm">
          <draw:image xlink:href="Pictures/10000D6800000F85000007711F6F060B.svg" xlink:type="simple" xlink:show="embed" xlink:actuate="onLoad" draw:mime-type="image/svg+xml">
            <text:p/>
          </draw:image>
          <draw:image xlink:href="Pictures/100000010000009600000048E8EE579F.png" xlink:type="simple" xlink:show="embed" xlink:actuate="onLoad" draw:mime-type="image/png"/>
        </draw:frame>
        <draw:frame draw:style-name="gr1" draw:text-style-name="P1" xml:id="id7" draw:id="id7" draw:layer="layout" svg:width="5cm" svg:height="3.5cm" svg:x="13.5cm" svg:y="7cm">
          <draw:image xlink:href="Pictures/100012FD000013B800000C6995169292.svg" xlink:type="simple" xlink:show="embed" xlink:actuate="onLoad" draw:mime-type="image/svg+xml">
            <text:p/>
          </draw:image>
          <draw:image xlink:href="Pictures/10000001000000BF00000078E32D30D1.png" xlink:type="simple" xlink:show="embed" xlink:actuate="onLoad" draw:mime-type="image/png"/>
          <draw:glue-point draw:id="4" svg:x="-3cm" svg:y="-4.962cm"/>
        </draw:frame>
        <draw:frame draw:style-name="gr1" draw:text-style-name="P1" xml:id="id11" draw:id="id11" draw:layer="layout" svg:width="4cm" svg:height="5.5cm" svg:x="3cm" svg:y="13cm">
          <draw:image xlink:href="Pictures/10001C03000012770000172721179FD1.svg" xlink:type="simple" xlink:show="embed" xlink:actuate="onLoad" draw:mime-type="image/svg+xml">
            <text:p/>
          </draw:image>
          <draw:image xlink:href="Pictures/10000001000000B3000000E0B2398813.png" xlink:type="simple" xlink:show="embed" xlink:actuate="onLoad" draw:mime-type="image/png"/>
          <draw:glue-point draw:id="4" svg:x="-3.75cm" svg:y="-5cm"/>
        </draw:frame>
        <draw:frame draw:style-name="gr1" draw:text-style-name="P1" xml:id="id14" draw:id="id14" draw:layer="layout" svg:width="4cm" svg:height="3.5cm" svg:x="14cm" svg:y="14cm">
          <draw:image xlink:href="Pictures/100014EF0000118A00000F294E4265F0.svg" xlink:type="simple" xlink:show="embed" xlink:actuate="onLoad" draw:mime-type="image/svg+xml">
            <text:p/>
          </draw:image>
          <draw:image xlink:href="Pictures/10000001000000AA0000009320EA3FDA.png" xlink:type="simple" xlink:show="embed" xlink:actuate="onLoad" draw:mime-type="image/png"/>
        </draw:frame>
        <draw:frame draw:style-name="gr1" draw:text-style-name="P1" xml:id="id6" draw:id="id6" draw:layer="layout" svg:width="3.5cm" svg:height="2.5cm" svg:x="29.5cm" svg:y="8cm">
          <draw:image xlink:href="Pictures/10000EF80000108900000A3332410D28.svg" xlink:type="simple" xlink:show="embed" xlink:actuate="onLoad" draw:mime-type="image/svg+xml">
            <text:p/>
          </draw:image>
          <draw:image xlink:href="Pictures/10000001000000A000000063FF071AE3.png" xlink:type="simple" xlink:show="embed" xlink:actuate="onLoad" draw:mime-type="image/png"/>
        </draw:frame>
        <draw:frame draw:style-name="gr1" draw:text-style-name="P1" xml:id="id9" draw:id="id9" draw:layer="layout" svg:width="4cm" svg:height="2cm" svg:x="4.5cm" svg:y="5.5cm">
          <draw:image xlink:href="Pictures/10000D9A0000103A0000077225301EE9.svg" xlink:type="simple" xlink:show="embed" xlink:actuate="onLoad" draw:mime-type="image/svg+xml">
            <text:p/>
          </draw:image>
          <draw:image xlink:href="Pictures/100000010000009D0000004894C7536C.png" xlink:type="simple" xlink:show="embed" xlink:actuate="onLoad" draw:mime-type="image/png"/>
          <draw:glue-point draw:id="4" svg:x="-3.75cm" svg:y="-5cm"/>
        </draw:frame>
        <draw:frame draw:style-name="gr1" draw:text-style-name="P1" xml:id="id4" draw:id="id4" draw:layer="layout" svg:width="3.5cm" svg:height="2.5cm" svg:x="29.5cm" svg:y="1.5cm">
          <draw:image xlink:href="Pictures/10000F0F0000108900000A337727B29E.svg" xlink:type="simple" xlink:show="embed" xlink:actuate="onLoad" draw:mime-type="image/svg+xml">
            <text:p/>
          </draw:image>
          <draw:image xlink:href="Pictures/10000001000000A00000006374953816.png" xlink:type="simple" xlink:show="embed" xlink:actuate="onLoad" draw:mime-type="image/png"/>
        </draw:frame>
        <draw:connector draw:style-name="gr2" draw:text-style-name="P3" draw:layer="layout" svg:x1="23.5cm" svg:y1="15cm" svg:x2="23.5cm" svg:y2="14cm" draw:start-shape="id1" draw:end-shape="id2" svg:d="M23500 15000v-1000" svg:viewBox="0 0 1 1001">
          <text:p/>
        </draw:connector>
        <draw:connector draw:style-name="gr2" draw:text-style-name="P3" draw:layer="layout" svg:x1="23.5cm" svg:y1="7cm" svg:x2="23.5cm" svg:y2="8cm" draw:start-shape="id3" draw:end-shape="id2" svg:d="M23500 7000v1000" svg:viewBox="0 0 1 1001">
          <text:p/>
        </draw:connector>
        <draw:connector draw:style-name="gr2" draw:text-style-name="P3" draw:layer="layout" svg:x1="31.25cm" svg:y1="4cm" svg:x2="31.25cm" svg:y2="5cm" draw:start-shape="id4" draw:end-shape="id5" svg:d="M31250 4000v1000" svg:viewBox="0 0 1 1001">
          <text:p/>
        </draw:connector>
        <draw:connector draw:style-name="gr2" draw:text-style-name="P3" draw:layer="layout" svg:x1="31.25cm" svg:y1="8cm" svg:x2="31.25cm" svg:y2="7cm" draw:start-shape="id6" draw:end-shape="id5" svg:d="M31250 8000v-1000" svg:viewBox="0 0 1 1001">
          <text:p/>
        </draw:connector>
        <draw:connector draw:style-name="gr3" draw:text-style-name="P3" draw:layer="layout" svg:x1="13.5cm" svg:y1="8.75cm" svg:x2="11.5cm" svg:y2="8.75cm" draw:start-shape="id7" draw:end-shape="id8" svg:d="M13500 8750h-2000" svg:viewBox="0 0 2001 1">
          <text:p/>
        </draw:connector>
        <draw:connector draw:style-name="gr3" draw:text-style-name="P3" draw:layer="layout" svg:x1="6.5cm" svg:y1="7.5cm" svg:x2="9.5cm" svg:y2="8.75cm" draw:start-shape="id9" draw:start-glue-point="2" draw:end-shape="id8" svg:d="M6500 7500v1250h3000" svg:viewBox="0 0 3001 1251">
          <text:p/>
        </draw:connector>
        <draw:connector draw:style-name="gr2" draw:text-style-name="P3" draw:layer="layout" svg:x1="10.5cm" svg:y1="9.5cm" svg:x2="10.5cm" svg:y2="11cm" draw:start-shape="id8" draw:end-shape="id10" svg:d="M10500 9500v1500" svg:viewBox="0 0 1 1501">
          <text:p/>
        </draw:connector>
        <draw:connector draw:style-name="gr3" draw:text-style-name="P3" draw:layer="layout" svg:x1="7cm" svg:y1="15.75cm" svg:x2="9.5cm" svg:y2="15.75cm" draw:start-shape="id11" draw:end-shape="id12" svg:d="M7000 15750h2500" svg:viewBox="0 0 2501 1">
          <text:p/>
        </draw:connector>
        <draw:connector draw:style-name="gr3" draw:text-style-name="P3" draw:layer="layout" svg:x1="10.5cm" svg:y1="18cm" svg:x2="10.5cm" svg:y2="16.5cm" draw:start-shape="id13" draw:end-shape="id12" svg:d="M10500 18000v-1500" svg:viewBox="0 0 1 1501">
          <text:p/>
        </draw:connector>
        <draw:connector draw:style-name="gr2" draw:text-style-name="P3" draw:layer="layout" svg:x1="10.5cm" svg:y1="15cm" svg:x2="10.5cm" svg:y2="13.5cm" draw:start-shape="id12" draw:end-shape="id10" svg:d="M10500 15000v-1500" svg:viewBox="0 0 1 1501">
          <text:p/>
        </draw:connector>
        <draw:connector draw:style-name="gr3" draw:text-style-name="P3" draw:layer="layout" svg:x1="14cm" svg:y1="15.75cm" svg:x2="11.5cm" svg:y2="15.75cm" draw:start-shape="id14" draw:end-shape="id12" svg:d="M14000 15750h-2500" svg:viewBox="0 0 2501 1">
          <text:p/>
        </draw:connector>
        <draw:frame draw:style-name="gr1" draw:text-style-name="P1" xml:id="id10" draw:id="id10" draw:layer="layout" svg:width="4cm" svg:height="2.5cm" svg:x="8.5cm" svg:y="11cm">
          <draw:image xlink:href="Pictures/10000F7700000FFC0000093CFAE3E2BD.svg" xlink:type="simple" xlink:show="embed" xlink:actuate="onLoad" draw:mime-type="image/svg+xml">
            <text:p/>
          </draw:image>
          <draw:image xlink:href="Pictures/100000010000009B00000059AFF55DF1.png" xlink:type="simple" xlink:show="embed" xlink:actuate="onLoad" draw:mime-type="image/png"/>
        </draw:frame>
        <draw:connector draw:style-name="gr4" draw:text-style-name="P4" draw:layer="layout" draw:line-skew="-0.5cm" svg:x1="6.5cm" svg:y1="5.5cm" svg:x2="23.5cm" svg:y2="5cm" draw:start-shape="id9" draw:start-glue-point="0" draw:end-shape="id3" draw:end-glue-point="0" svg:d="M6500 5500v-1500h17000v1000" svg:viewBox="0 0 17001 1501">
          <text:p/>
        </draw:connector>
        <draw:connector draw:style-name="gr4" draw:text-style-name="P4" draw:layer="layout" draw:line-skew="4.5cm 1.001cm" svg:x1="20cm" svg:y1="18.75cm" svg:x2="21cm" svg:y2="18.75cm" draw:start-shape="id15" draw:start-glue-point="8" draw:end-shape="id1" draw:end-glue-point="3" svg:d="M20000 18750v250-250h1000" svg:viewBox="0 0 1001 251">
          <text:p/>
        </draw:connector>
        <draw:connector draw:style-name="gr5" draw:text-style-name="P4" draw:layer="layout" svg:x1="12cm" svg:y1="18.75cm" svg:x2="20cm" svg:y2="18.75cm" draw:start-shape="id13" draw:end-shape="id15" draw:end-glue-point="8" svg:d="M12000 18750h8000" svg:viewBox="0 0 8001 1">
          <text:p/>
        </draw:connector>
        <draw:connector draw:style-name="gr5" draw:text-style-name="P4" draw:layer="layout" draw:line-skew="-1.001cm" svg:x1="20cm" svg:y1="20.25cm" svg:x2="20cm" svg:y2="18.75cm" draw:start-shape="id16" draw:start-glue-point="8" draw:end-shape="id15" draw:end-glue-point="8" svg:d="M20000 20250v-1500" svg:viewBox="0 0 1 1501">
          <text:p/>
        </draw:connector>
        <draw:connector draw:style-name="gr5" draw:text-style-name="P4" draw:layer="layout" svg:x1="18cm" svg:y1="15.75cm" svg:x2="20cm" svg:y2="15.75cm" draw:start-shape="id14" draw:end-shape="id17" draw:end-glue-point="8" svg:d="M18000 15750h2000" svg:viewBox="0 0 2001 1">
          <text:p/>
        </draw:connector>
        <draw:custom-shape draw:style-name="gr6" draw:text-style-name="P5" xml:id="id16" draw:id="id16" draw:layer="layout" svg:width="1cm" svg:height="0.5cm" svg:x="19.5cm" svg:y="20cm">
          <draw:glue-point draw:id="8" svg:x="0cm" svg:y="0cm"/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6cm" svg:y1="7cm" svg:x2="22cm" svg:y2="5.5cm" draw:start-shape="id7" draw:start-glue-point="0" draw:end-shape="id3" draw:end-glue-point="4" svg:d="M16000 7000v-1500h6000" svg:viewBox="0 0 6001 1501">
          <text:p/>
        </draw:connector>
        <draw:connector draw:style-name="gr5" draw:text-style-name="P4" draw:layer="layout" draw:line-skew="1.25cm" svg:x1="20cm" svg:y1="20.25cm" svg:x2="5cm" svg:y2="18.5cm" draw:start-shape="id16" draw:start-glue-point="8" draw:end-shape="id11" svg:d="M20000 20250v250h-15000v-2000" svg:viewBox="0 0 15001 2001">
          <text:p/>
        </draw:connector>
        <draw:custom-shape draw:style-name="gr6" draw:text-style-name="P5" xml:id="id15" draw:id="id15" draw:layer="layout" svg:width="1cm" svg:height="0.5cm" svg:x="19.5cm" svg:y="18.5cm">
          <draw:glue-point draw:id="8" svg:x="0cm" svg:y="0cm"/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-1.251cm" svg:x1="20cm" svg:y1="15.75cm" svg:x2="22cm" svg:y2="6.5cm" draw:start-shape="id17" draw:start-glue-point="8" draw:end-shape="id3" draw:end-glue-point="5" svg:d="M20000 15750v-9250h2000" svg:viewBox="0 0 2001 9251">
          <text:p/>
        </draw:connector>
        <draw:connector draw:style-name="gr4" draw:text-style-name="P4" draw:layer="layout" draw:line-skew="-3.5cm" svg:x1="3.5cm" svg:y1="13cm" svg:x2="14.5cm" svg:y2="7.014cm" draw:start-shape="id11" draw:start-glue-point="4" draw:end-shape="id7" draw:end-glue-point="4" svg:d="M3500 13000v-10000h11000v4014" svg:viewBox="0 0 11001 10001">
          <text:p/>
        </draw:connector>
        <draw:connector draw:style-name="gr4" draw:text-style-name="P4" draw:layer="layout" svg:x1="3.5cm" svg:y1="13cm" svg:x2="4.5cm" svg:y2="6.5cm" draw:start-shape="id11" draw:start-glue-point="4" draw:end-shape="id9" draw:end-glue-point="3" svg:d="M3500 13000v-6500h1000" svg:viewBox="0 0 1001 6501">
          <text:p/>
        </draw:connector>
        <draw:connector draw:style-name="gr4" draw:text-style-name="P4" draw:layer="layout" svg:x1="29cm" svg:y1="6cm" svg:x2="25cm" svg:y2="6cm" draw:end-shape="id3" svg:d="M29000 6000h-4000" svg:viewBox="0 0 4001 1">
          <text:p/>
        </draw:connector>
        <draw:connector draw:style-name="gr4" draw:text-style-name="P4" draw:layer="layout" svg:x1="15.5cm" svg:y1="24.75cm" svg:x2="21.5cm" svg:y2="22.5cm" draw:start-shape="id18" draw:end-shape="id1" draw:end-glue-point="4" svg:d="M15500 24750h6000v-2250" svg:viewBox="0 0 6001 2251">
          <text:p/>
        </draw:connector>
        <draw:custom-shape draw:style-name="gr6" draw:text-style-name="P5" xml:id="id17" draw:id="id17" draw:layer="layout" svg:width="1cm" svg:height="0.5cm" svg:x="19.5cm" svg:y="15.5cm">
          <draw:glue-point draw:id="8" svg:x="0cm" svg:y="0cm"/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0cm" svg:y1="18.75cm" svg:x2="20cm" svg:y2="15.75cm" draw:start-shape="id15" draw:start-glue-point="8" draw:end-shape="id17" draw:end-glue-point="8" svg:d="M20000 18750v-3000" svg:viewBox="0 0 1 3001">
          <text:p/>
        </draw:connector>
        <draw:frame draw:style-name="gr1" draw:text-style-name="P1" xml:id="id22" draw:id="id22" draw:layer="layout" svg:width="2.5cm" svg:height="1.5cm" svg:x="30cm" svg:y="20cm">
          <draw:image xlink:href="Pictures/10000B7600000A35000006126504E5C4.svg" xlink:type="simple" xlink:show="embed" xlink:actuate="onLoad" draw:mime-type="image/svg+xml">
            <text:p/>
          </draw:image>
          <draw:image xlink:href="Pictures/10000001000000630000003B12FE909B.png" xlink:type="simple" xlink:show="embed" xlink:actuate="onLoad" draw:mime-type="image/png"/>
        </draw:frame>
        <draw:frame draw:style-name="gr1" draw:text-style-name="P1" xml:id="id20" draw:id="id20" draw:layer="layout" svg:width="4.5cm" svg:height="2cm" svg:x="29cm" svg:y="17cm">
          <draw:image xlink:href="Pictures/10000DBB0000149000000773AB51609C.svg" xlink:type="simple" xlink:show="embed" xlink:actuate="onLoad" draw:mime-type="image/svg+xml">
            <text:p/>
          </draw:image>
          <draw:image xlink:href="Pictures/10000001000000C700000048E5EE5DB4.png" xlink:type="simple" xlink:show="embed" xlink:actuate="onLoad" draw:mime-type="image/png"/>
          <draw:glue-point draw:id="4" svg:x="3.181cm" svg:y="-5cm"/>
        </draw:frame>
        <draw:frame draw:style-name="gr1" draw:text-style-name="P1" xml:id="id19" draw:id="id19" draw:layer="layout" svg:width="4.5cm" svg:height="3cm" svg:x="34cm" svg:y="13.5cm">
          <draw:image xlink:href="Pictures/100011840000129100000C006983CA25.svg" xlink:type="simple" xlink:show="embed" xlink:actuate="onLoad" draw:mime-type="image/svg+xml">
            <text:p/>
          </draw:image>
          <draw:image xlink:href="Pictures/10000001000000B400000074375FBE8F.png" xlink:type="simple" xlink:show="embed" xlink:actuate="onLoad" draw:mime-type="image/png"/>
        </draw:frame>
        <draw:frame draw:style-name="gr1" draw:text-style-name="P1" xml:id="id21" draw:id="id21" draw:layer="layout" svg:width="3.5cm" svg:height="2cm" svg:x="29.5cm" svg:y="14cm">
          <draw:image xlink:href="Pictures/10000EE000001093000008D2FE797747.svg" xlink:type="simple" xlink:show="embed" xlink:actuate="onLoad" draw:mime-type="image/svg+xml">
            <text:p/>
          </draw:image>
          <draw:image xlink:href="Pictures/10000001000000A00000005575F65E2A.png" xlink:type="simple" xlink:show="embed" xlink:actuate="onLoad" draw:mime-type="image/png"/>
        </draw:frame>
        <draw:connector draw:style-name="gr2" draw:text-style-name="P3" draw:layer="layout" svg:x1="36.25cm" svg:y1="16.5cm" svg:x2="33.5cm" svg:y2="18cm" draw:start-shape="id19" draw:end-shape="id20" svg:d="M36250 16500v1500h-2750" svg:viewBox="0 0 2751 1501">
          <text:p/>
        </draw:connector>
        <draw:connector draw:style-name="gr2" draw:text-style-name="P3" draw:layer="layout" svg:x1="31.25cm" svg:y1="16cm" svg:x2="31.25cm" svg:y2="17cm" draw:start-shape="id21" draw:end-shape="id20" svg:d="M31250 16000v1000" svg:viewBox="0 0 1 1001">
          <text:p/>
        </draw:connector>
        <draw:connector draw:style-name="gr2" draw:text-style-name="P3" draw:layer="layout" svg:x1="31.25cm" svg:y1="19cm" svg:x2="31.25cm" svg:y2="20cm" draw:start-shape="id20" draw:end-shape="id22" svg:d="M31250 19000v1000" svg:viewBox="0 0 1 1001">
          <text:p/>
        </draw:connector>
        <draw:connector draw:style-name="gr4" draw:text-style-name="P4" draw:layer="layout" svg:x1="33cm" svg:y1="9.25cm" svg:x2="36.25cm" svg:y2="13.5cm" draw:start-shape="id6" draw:start-glue-point="1" draw:end-shape="id19" draw:end-glue-point="0" svg:d="M33000 9250h3250v4250" svg:viewBox="0 0 3251 4251">
          <text:p/>
        </draw:connector>
        <draw:connector draw:style-name="gr4" draw:text-style-name="P4" draw:layer="layout" svg:x1="31.25cm" svg:y1="10.5cm" svg:x2="31.25cm" svg:y2="14cm" draw:start-shape="id6" draw:end-shape="id21" svg:d="M31250 10500v3500" svg:viewBox="0 0 1 3501">
          <text:p/>
        </draw:connector>
        <draw:g draw:style-name="gr7">
          <draw:path draw:style-name="gr8" draw:text-style-name="P6" draw:layer="layout" svg:width="0.2cm" svg:height="0.104cm" svg:x="14.4cm" svg:y="3.913cm" svg:viewBox="0 0 201 105" svg:d="M201 101c0-1-201-1-201 0 0 18 5-35 13-51 9-15 21-28 37-37s33-13 51-13c17 0 34 4 50 13s28 22 37 37c8 16 13 33 13 51z">
            <text:p/>
          </draw:path>
          <draw:path draw:style-name="gr9" draw:text-style-name="P7" draw:layer="layout" svg:width="0.149cm" svg:height="0.099cm" svg:x="14.4cm" svg:y="3.913cm" svg:viewBox="0 0 150 100" svg:d="M0 100c0-18 5-35 14-50 8-15 21-28 36-36 15-9 33-14 50-14s35 5 50 14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18cm" svg:stroke-color="#000000" draw:marker-start-width="0.229cm" draw:marker-end-width="0.229cm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nheritance" style:family="graphic" style:parent-style-name="objectwithoutfill">
      <style:graphic-properties svg:stroke-width="0.02cm" draw:marker-start-width="0.232cm" draw:marker-end="Triangle_20_unfilled" draw:marker-end-width="0.3cm"/>
    </style:style>
    <style:style style:name="Implementation" style:family="graphic" style:parent-style-name="objectwithoutfill">
      <style:graphic-properties draw:stroke="dash" draw:stroke-dash="Double_20_Dash" svg:stroke-width="0.02cm" draw:marker-start-width="0.232cm" draw:marker-end="Triangle_20_unfilled" draw:marker-end-width="0.3cm"/>
    </style:style>
    <style:style style:name="Dependency" style:family="graphic" style:parent-style-name="objectwithoutfill">
      <style:graphic-properties draw:stroke="dash" draw:stroke-dash="Double_20_Dash" svg:stroke-width="0.02cm" draw:marker-start-width="0.232cm" draw:marker-end="Line" draw:marker-end-width="0.25cm" draw:marker-end-center="false" svg:stroke-linecap="butt"/>
    </style:style>
    <style:style style:name="_28_Continuation_29__20_Dash" style:display-name="(Continuation) Dash" style:family="graphic" style:parent-style-name="objectwithoutfill">
      <style:graphic-properties draw:stroke="dash" draw:stroke-dash="Double_20_Dash"/>
    </style:style>
    <style:style style:name="Double_20_Dependency" style:display-name="Double Dependency" style:family="graphic" style:parent-style-name="Dependency">
      <style:graphic-properties draw:marker-start="Line" draw:marker-start-width="0.25cm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0:20:42.941635673</meta:creation-date>
    <dc:date>2025-02-01T18:55:18.770496225</dc:date>
    <meta:editing-duration>PT2H23M17S</meta:editing-duration>
    <meta:editing-cycles>37</meta:editing-cycles>
    <meta:generator>LibreOffice/24.8.4.2$Linux_X86_64 LibreOffice_project/480$Build-2</meta:generator>
    <meta:print-date>2024-12-02T18:04:39.182165255</meta:print-date>
    <meta:printed-by>PDF files</meta:printed-by>
    <meta:document-statistic meta:object-count="54"/>
  </office:meta>
</office:document-meta>
</file>